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1.5pt" officeooo:rsid="00058b4e" officeooo:paragraph-rsid="00058b4e" style:font-size-asian="10.0500001907349pt" style:font-size-complex="11.5pt"/>
    </style:style>
    <style:style style:name="P2" style:family="paragraph" style:parent-style-name="Standard">
      <style:paragraph-properties fo:text-align="start" style:justify-single-word="false"/>
      <style:text-properties style:font-name="Georgia" fo:font-size="11.5pt" fo:font-weight="bold" officeooo:rsid="00058b4e" officeooo:paragraph-rsid="00058b4e" style:font-size-asian="10.0500001907349pt" style:font-weight-asian="bold" style:font-size-complex="11.5pt" style:font-weight-complex="bold"/>
    </style:style>
    <style:style style:name="P3" style:family="paragraph" style:parent-style-name="Standard">
      <style:paragraph-properties fo:text-align="start" style:justify-single-word="false"/>
      <style:text-properties style:font-name="Georgia" fo:font-size="11.5pt" fo:font-weight="bold" officeooo:rsid="00058b4e" officeooo:paragraph-rsid="000602f5" style:font-size-asian="10.0500001907349pt" style:font-weight-asian="bold" style:font-size-complex="11.5pt" style:font-weight-complex="bold"/>
    </style:style>
    <style:style style:name="P4" style:family="paragraph" style:parent-style-name="Standard">
      <style:paragraph-properties fo:text-align="start" style:justify-single-word="false"/>
      <style:text-properties style:font-name="Georgia" fo:font-size="11.5pt" fo:font-weight="bold" officeooo:rsid="00078ebf" officeooo:paragraph-rsid="00078ebf" style:font-size-asian="10.0500001907349pt" style:font-weight-asian="bold" style:font-size-complex="11.5pt" style:font-weight-complex="bold"/>
    </style:style>
    <style:style style:name="P5" style:family="paragraph" style:parent-style-name="Standard">
      <style:paragraph-properties fo:text-align="start" style:justify-single-word="false"/>
      <style:text-properties style:font-name="Georgia" fo:font-size="11.5pt" fo:font-weight="normal" officeooo:rsid="000602f5" officeooo:paragraph-rsid="000602f5" style:font-size-asian="10.0500001907349pt" style:font-weight-asian="normal" style:font-size-complex="11.5pt" style:font-weight-complex="normal"/>
    </style:style>
    <style:style style:name="P6" style:family="paragraph" style:parent-style-name="Standard">
      <style:paragraph-properties fo:text-align="start" style:justify-single-word="false"/>
      <style:text-properties style:font-name="Georgia" fo:font-size="11.5pt" fo:font-weight="normal" officeooo:rsid="00078ebf" officeooo:paragraph-rsid="000602f5" style:font-size-asian="10.0500001907349pt" style:font-weight-asian="normal" style:font-size-complex="11.5pt" style:font-weight-complex="normal"/>
    </style:style>
    <style:style style:name="P7" style:family="paragraph" style:parent-style-name="Standard">
      <style:paragraph-properties fo:text-align="start" style:justify-single-word="false"/>
      <style:text-properties style:font-name="Georgia" fo:font-size="11.5pt" fo:font-weight="bold" officeooo:rsid="00078ebf" officeooo:paragraph-rsid="00078ebf" style:font-size-asian="10.0500001907349pt" style:font-weight-asian="bold" style:font-size-complex="11.5pt" style:font-weight-complex="bold"/>
    </style:style>
    <style:style style:name="P8" style:family="paragraph" style:parent-style-name="Standard">
      <style:paragraph-properties fo:text-align="start" style:justify-single-word="false"/>
      <style:text-properties style:font-name="Georgia" fo:font-size="11.5pt" fo:font-style="italic" fo:font-weight="bold" officeooo:rsid="000abd36" officeooo:paragraph-rsid="000abd36" style:font-size-asian="10.0500001907349pt" style:font-style-asian="italic" style:font-weight-asian="bold" style:font-size-complex="11.5pt" style:font-style-complex="italic" style:font-weight-complex="bold"/>
    </style:style>
    <style:style style:name="P9" style:family="paragraph" style:parent-style-name="Standard">
      <style:paragraph-properties fo:text-align="start" style:justify-single-word="false"/>
      <style:text-properties style:font-name="Georgia" fo:font-size="11.5pt" fo:font-style="italic" fo:font-weight="bold" officeooo:rsid="000abd36" officeooo:paragraph-rsid="000b5f35" style:font-size-asian="10.0500001907349pt" style:font-style-asian="italic" style:font-weight-asian="bold" style:font-size-complex="11.5pt" style:font-style-complex="italic" style:font-weight-complex="bold"/>
    </style:style>
    <style:style style:name="P10" style:family="paragraph" style:parent-style-name="Standard">
      <style:paragraph-properties fo:text-align="start" style:justify-single-word="false"/>
      <style:text-properties style:font-name="Georgia" fo:font-size="11.5pt" fo:font-style="italic" fo:font-weight="bold" officeooo:rsid="000e9cd7" officeooo:paragraph-rsid="000e9cd7" style:font-size-asian="10.0500001907349pt" style:font-style-asian="italic" style:font-weight-asian="bold" style:font-size-complex="11.5pt" style:font-style-complex="italic" style:font-weight-complex="bold"/>
    </style:style>
    <style:style style:name="P11" style:family="paragraph" style:parent-style-name="Standard">
      <style:paragraph-properties fo:text-align="start" style:justify-single-word="false"/>
      <style:text-properties style:font-name="Georgia" fo:font-size="11.5pt" fo:font-style="italic" fo:font-weight="bold" officeooo:rsid="000fde95" officeooo:paragraph-rsid="000fde95" style:font-size-asian="10.0500001907349pt" style:font-style-asian="italic" style:font-weight-asian="bold" style:font-size-complex="11.5pt" style:font-style-complex="italic" style:font-weight-complex="bold"/>
    </style:style>
    <style:style style:name="P12" style:family="paragraph" style:parent-style-name="Standard">
      <style:paragraph-properties fo:text-align="start" style:justify-single-word="false"/>
      <style:text-properties style:font-name="Georgia" fo:font-size="11.5pt" fo:font-style="normal" fo:font-weight="bold" officeooo:rsid="000e9cd7" officeooo:paragraph-rsid="000e9cd7" style:font-size-asian="10.0500001907349pt" style:font-style-asian="normal" style:font-weight-asian="bold" style:font-size-complex="11.5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602f5" style:font-weight-asian="normal" style:font-weight-complex="normal"/>
    </style:style>
    <style:style style:name="T3" style:family="text">
      <style:text-properties fo:font-weight="normal" officeooo:rsid="00078ebf" style:font-weight-asian="normal" style:font-weight-complex="normal"/>
    </style:style>
    <style:style style:name="T4" style:family="text">
      <style:text-properties fo:font-weight="normal" officeooo:rsid="00093d42" style:font-weight-asian="normal" style:font-weight-complex="normal"/>
    </style:style>
    <style:style style:name="T5" style:family="text">
      <style:text-properties fo:font-weight="normal" officeooo:rsid="000abd36" style:font-weight-asian="normal" style:font-weight-complex="normal"/>
    </style:style>
    <style:style style:name="T6" style:family="text">
      <style:text-properties fo:font-weight="normal" officeooo:rsid="000f75db" style:font-weight-asian="normal" style:font-weight-complex="normal"/>
    </style:style>
    <style:style style:name="T7" style:family="text">
      <style:text-properties fo:font-weight="normal" officeooo:rsid="000fde95"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b5f35" style:font-style-asian="normal" style:font-weight-asian="normal" style:font-style-complex="normal" style:font-weight-complex="normal"/>
    </style:style>
    <style:style style:name="T10" style:family="text">
      <style:text-properties fo:font-style="normal" fo:font-weight="normal" officeooo:rsid="000c9122" style:font-style-asian="normal" style:font-weight-asian="normal" style:font-style-complex="normal" style:font-weight-complex="normal"/>
    </style:style>
    <style:style style:name="T11" style:family="text">
      <style:text-properties fo:font-style="normal" fo:font-weight="normal" officeooo:rsid="000d51bc" style:font-style-asian="normal" style:font-weight-asian="normal" style:font-style-complex="normal" style:font-weight-complex="normal"/>
    </style:style>
    <style:style style:name="T12" style:family="text">
      <style:text-properties fo:font-style="normal" fo:font-weight="normal" officeooo:rsid="000e9cd7" style:font-style-asian="normal" style:font-weight-asian="normal" style:font-style-complex="normal" style:font-weight-complex="normal"/>
    </style:style>
    <style:style style:name="T13" style:family="text">
      <style:text-properties fo:font-style="normal" fo:font-weight="normal" officeooo:rsid="0011c631"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Fantasty</text:p>
      <text:p text:style-name="P1">Week 9 Progress Report</text:p>
      <text:p text:style-name="P1">Author: Rocky Petkov</text:p>
      <text:p text:style-name="P1"/>
      <text:p text:style-name="P2"/>
      <text:p text:style-name="P2">An Introduction and Executive Summary</text:p>
      <text:p text:style-name="P2"/>
      <text:p text:style-name="P3"><text:tab/><text:span text:style-name="T1">As I pen this introductory paragraph, the semester is roughly three-quarters complete, which means that the deadline for Final Fantastys’ submission as a final product inches ever closer. Due to the approaching deadline this is an important time to stop and take stock of what we have accomplished over the past nine weeks as well as outline a road map for how the team will complete the game in the time allotted. While we have made great strides toward the completion of the game, there is still a lot of work that needs to be done. Something which we had not fully appreciated at the outset of this project is how much work we would have to put in to simply providing the framework for the game to operate in. While this work has been integral to ensuring the game runs smoothly and executes its vision, the sheer volume of work we have had to put in to these systems has resulted in low morale on the development team at points </text:span><text:span text:style-name="T2">as we have been unable to really see and appreciate the fruits of our labour. </text:span></text:p>
      <text:p text:style-name="P5"/>
      <text:p text:style-name="P3"><text:span text:style-name="T2"><text:tab/>Still, as</text:span><text:span text:style-name="T1"> I look out on the next three weeks, I think all th</text:span><text:span text:style-name="T2">is hard work upfront will result in a smoother end to the course than what other teams might experience</text:span><text:span text:style-name="T1">. We have done well to ensure that our software systems are flexible and can easily handle both the addition and tweaking </text:span><text:span text:style-name="T2">of</text:span><text:span text:style-name="T1"> </text:span><text:span text:style-name="T2">content</text:span><text:span text:style-name="T1">. Furthermore, our a</text:span><text:span text:style-name="T2">pproach to function-first development means that a lot of the major work we will have in the last couple of weeks will involve working with the more cosmetic elements of the game. <text:s/>This is not to underplay the importance that aesthetics has on how a game is perceived but, is reflective of the fact that as the deadline draws near we won’t be worried about including or excluding game features and instead use a testing-driven approach to develop the most appealing skin for our game as possible.</text:span></text:p>
      <text:p text:style-name="P5"/>
      <text:p text:style-name="P3"><text:span text:style-name="T2"><text:tab/>The structure of this report will be straight forward. It will begin with a look at our design idea and how it has evolved over the past 9 weeks. This section will highlight some of the areas we are most proud of implementing as well as look at some areas in which we’ve had to scale back our vision in the interest of completing the project in a timely manner. After this, there will be discussion on what types of play testing we have done. This section will outline the approach to testing that we’ve taken so far as well as our plans for expanding our testing regimen in the coming weeks. The report will then conclude with a discussion of what areas of the game we still need to </text:span><text:span text:style-name="T3">work on coupled with a road map of how we will get that work done in a timely manner.</text:span></text:p>
      <text:p text:style-name="P6"/>
      <text:p text:style-name="P4">On The Design, Its Novelty &amp; Evolution</text:p>
      <text:p text:style-name="P4">On Play Testing</text:p>
      <text:p text:style-name="P4"><text:tab/></text:p>
      <text:p text:style-name="P4"><text:tab/><text:span text:style-name="T1">The nature of our development process has meant that at no point in our games development cycle have we had what would be a working beta build of the game. It’s only within the past 24 hours (as of my writing this) that enough of the games systems have been completed such that round of the game could be played from start to finish. While this has prevented us from testing certain things such as our judging algorithms and time based </text:span><text:soft-page-break/><text:span text:style-name="T1">elements of the game, we have been keen to not let this hurdle prevent us from doing </text:span><text:span text:style-name="T4">play testing using the elements we have completed. Much of this testing has fallen in the following two categories: “Hand Testing”; where we examine whether or not players are able to intuit the types of combinations the game expects from certain “hands” of cards; and testing of players reactions to our current GUI layout.</text:span></text:p>
      <text:p text:style-name="P4"><text:span text:style-name="T4"/></text:p>
      <text:p text:style-name="P4"><text:span text:style-name="T4"><text:tab/>Before I launch into a more thorough analysis of our testing regimen, I’d like to begin with a brief discussion about who we’ve conducted play tests on.</text:span></text:p>
      <text:p text:style-name="P4"><text:span text:style-name="T4"/></text:p>
      <text:p text:style-name="P4"><text:span text:style-name="T4"><text:tab/>It is the opinion of the development team that Final Fantasty is aimed at a more casual audience. This audience mostly consists of those who would not consider themselves “core” gamers. The rapid nature of our game means that it would have appeal with someone who would be interested in the kind of game which they can pick up, play a round or two and put back down. </text:span><text:span text:style-name="T5">W</text:span><text:span text:style-name="T4">e believe that the kind of audience this game would appeal to is someone who would be classified by </text:span><text:span text:style-name="T5">(($INSERT NAME))’s taxonomy of play as being a craftsman. In addition to this, we think that our target player would have to be someone who is intrigued by the culinary premise but is not necessarily a hobbyist chef themselves. </text:span></text:p>
      <text:p text:style-name="P4"><text:span text:style-name="T5"><text:tab/></text:span></text:p>
      <text:p text:style-name="P4"><text:span text:style-name="T5"><text:tab/>To this end, we have found 4 people among our collective group of friends who were both willing to test the game and broadly fit the bill of someone who would be interested in a slightly deeper than average casual type experience. In the coming days and weeks, as we are able to create a proper testing build, <text:s/>we hope to expand this pool of testers so that we can receive even more feedback on the quality of the game.</text:span></text:p>
      <text:p text:style-name="P4"><text:span text:style-name="T5"/></text:p>
      <text:p text:style-name="P4"><text:span text:style-name="T5"><text:tab/>As mentioned previously we have subjected this group of people to two different types of tests “Hand Testing” and GUI layout testing. Our results with each type of of tests will be discussed in turn below.</text:span></text:p>
      <text:p text:style-name="P4"><text:span text:style-name="T5"/></text:p>
      <text:p text:style-name="P8"><text:span text:style-name="T1">Hand Testing:</text:span></text:p>
      <text:p text:style-name="P8"><text:span text:style-name="T1"/></text:p>
      <text:p text:style-name="P9"><text:span text:style-name="T1"><text:tab/></text:span><text:span text:style-name="T8">“Hand testing” is the term we have given to a series of tests where we have </text:span><text:span text:style-name="T9">sought to gain insight into whether or not players, all of whom have had only limited experience cooking Italian, would be able to figure out different meal combinations based off a set of 4-7 cards we would present them with. In these tests we’d observe not just whether or not the player would be able to figure out the combination we had intended but also the length of time it took them to work through the problem. </text:span></text:p>
      <text:p text:style-name="P9"><text:span text:style-name="T9"/></text:p>
      <text:p text:style-name="P9"><text:span text:style-name="T9"><text:tab/>This data has given us valuable insight into not only the types of meals we should work to include in the game but most importantly it has led us to rethink how we create both new meals but new ingredients as well. Before, we had taken an approach of more or less reverse engineering a meal into its various ingredients. If we were including,say, spaghetti marinara, we would consult a couple recipes and have the meal come from a list of ingredients that we found in common between the recipes. A couple of problems with this method is that we would often ignore other valid combinations of subsets of those ingredients… and most importantly we failed to take into account different variations on a dish. </text:span><text:span text:style-name="T10">In our earlier testing, players would express frustration that something like Basil was considered integral to a Marinara or that one could not add shrimp to Fettucine Alfredo and have it still be valid.</text:span></text:p>
      <text:p text:style-name="P9"><text:span text:style-name="T10"/></text:p>
      <text:p text:style-name="P9"><text:soft-page-break/><text:span text:style-name="T10"><text:tab/>As a result, we have begun to think of meals in a way that is not dissimilar to how degree plans work here at Queen’s.</text:span></text:p>
      <text:p text:style-name="P9"><text:span text:style-name="T10"/></text:p>
      <text:p text:style-name="P9"><text:span text:style-name="T10"><text:tab/>(( INSERT PICTURE OF PLANNING DOC))</text:span></text:p>
      <text:p text:style-name="P9"><text:span text:style-name="T10"/></text:p>
      <text:p text:style-name="P9"><text:span text:style-name="T10"><text:tab/>As the above picture shows, each meal is now planned as having a set of core ingredients. There will then be a couple ingredients from which the player can pick one of a few different ingredients (often with proteins) and finally there will be a bunch of optional things that can be added on. Moving to this paradigm has largely been responsible for us considering eliminating condiment cards. Why have code to handle a separate type of card when an ingredient can simply be made optional!</text:span></text:p>
      <text:p text:style-name="P9"><text:span text:style-name="T10"/></text:p>
      <text:p text:style-name="P9"><text:span text:style-name="T10"><text:tab/>Since switching paradigms, player performance on this type of testing has improved somewhat but most importantly the frustration we had been seeing before has mostly disappeared as the perception is that the game is a bit more fair… and better representative of what cooking actually is. </text:span></text:p>
      <text:p text:style-name="P9"><text:span text:style-name="T10"/></text:p>
      <text:p text:style-name="P9"><text:span text:style-name="T10"><text:tab/></text:span><text:span text:style-name="T11">In addition to rethinking how we plan out meals, we have been able to gain insights as to the types of Italian cooking the average player may be more familiar with. On the whole, when players were asked if they could combine sets of cards that would make a pasta dish they performed much better than when they were expected to divine the ingredient list for something like Chicken Scarpeliello which almost all of our (admittedly small) testing group hadn’t known existed. The first of our two main takeaways from this is that <text:s/>we should focus primarily on developing simpler more well known meals that most players will have heard of. The second is that </text:span><text:span text:style-name="T12">as we develop deck lists for the prebuilt decks included in the game we should take care to ensure that at least one of the decks is approachable to someone who is unfamilar with the ins and outs of Italian cooking. Based upon our results so far, it looks like one deck will focus more on pastas and other staples of what can be called Italian-American cooking while the other will be geared toward creating dishes more reflective of cuisine from the mother country. An added benefit of this division is that deck selection will function as sort of a difficulty setting for the game!</text:span></text:p>
      <text:p text:style-name="P9"><text:span text:style-name="T12"/></text:p>
      <text:p text:style-name="P9"><text:span text:style-name="T12"><text:tab/>While our card-list is getting closer to a final version, the ease of adding new meals and variations to the game coupled with the valuable feedback this testing has provided means that we will look to continue this type of testing until rather late in our development cycle!</text:span></text:p>
      <text:p text:style-name="P9"><text:span text:style-name="T12"/></text:p>
      <text:p text:style-name="P10"><text:span text:style-name="T1">GUI Layout Testing</text:span></text:p>
      <text:p text:style-name="P12"><text:span text:style-name="T1"/></text:p>
      <text:p text:style-name="P12"><text:span text:style-name="T1"><text:tab/>The other part of the game where we have conducted testing has been the layout of our GUI. While the final look and feel still has to be worked on, we have been able to gather results concerning </text:span><text:span text:style-name="T6">how a someone would go about interacting with the field of play. </text:span><text:span text:style-name="T7">In this series of tests, we gave players series of simple tasks that one would frequently do when playing the game. For example, we would ask a player to draw cards from the deck or combine a couple of cards to make a simple meal. Even these simple tests have revealed major issues with the layout of our game-board. </text:span></text:p>
      <text:p text:style-name="P12"><text:span text:style-name="T7"/></text:p>
      <text:p text:style-name="P12"><text:span text:style-name="T7"><text:tab/>Most test subjects experienced difficulty figuring out what each zone of the game-mat was for. In addition, players found it difficult to know which ingredients were stacked </text:span><text:soft-page-break/><text:span text:style-name="T7">together and which ones were not. Obviously, this is a major structural problem with how we have presented the game and recently we have been working on addressing these issues.</text:span></text:p>
      <text:p text:style-name="P12"><text:span text:style-name="T7"/></text:p>
      <text:p text:style-name="P12"><text:span text:style-name="T7"><text:tab/>At the time I write this, we are still in the process of figuring out a design which averts the types of problems that test subjects have had with the game but still provides for our desired functionality. Fortunately, most of the work will be in figuring out a good layout and not in actually changing the layout (which is a trivial task) so in the coming days, once we have a couple more discussions on the topic we will have a layout that we can begin testing with.</text:span></text:p>
      <text:p text:style-name="P12"><text:span text:style-name="T7"/></text:p>
      <text:p text:style-name="P12"><text:span text:style-name="T7"><text:tab/>Another planned change to come out of this testing process is that we will be sure to include clear labeling of the zones on any final “skin” of the game-mat as this will provide newer players reminders about what each section of the mat is for.</text:span></text:p>
      <text:p text:style-name="P12"><text:span text:style-name="T7"/></text:p>
      <text:p text:style-name="P11"><text:span text:style-name="T1">Future Plans</text:span></text:p>
      <text:p text:style-name="P11"><text:span text:style-name="T1"><text:tab/></text:span></text:p>
      <text:p text:style-name="P11"><text:span text:style-name="T1"><text:tab/></text:span><text:span text:style-name="T8">While we have been able to accomplish a lot of valuable testing using what has been an incomplete game, the pending completion of all core systems this week will allow us to expand our testing apparatus as well as allow us to devote more of our attention to testing the game. Features the completed build will allow us to test is the overall stat balance of our cards, the difficulty of each of our prebuilt decks, </text:span><text:span text:style-name="T13">as well as the precise timing attached to </text:span></text:p>
      <text:p text:style-name="P9"><text:span text:style-name="T12"/></text:p>
      <text:p text:style-name="P9"><text:span text:style-name="T12"><text:tab/></text:span></text:p>
      <text:p text:style-name="P9"><text:span text:style-name="T10"/></text:p>
      <text:p text:style-name="P9"><text:span text:style-name="T10"><text:tab/></text:span></text:p>
      <text:p text:style-name="P9"><text:span text:style-name="T9"/></text:p>
      <text:p text:style-name="P9"><text:span text:style-name="T9"><text:tab/></text:span></text:p>
      <text:p text:style-name="P4"><text:span text:style-name="T4"/></text:p>
      <text:p text:style-name="P4">On The Next Three Wee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8:53:56.976000000</meta:creation-date>
    <dc:date>2017-03-11T22:10:28.433000000</dc:date>
    <meta:editing-duration>PT1H2M55S</meta:editing-duration>
    <meta:editing-cycles>3</meta:editing-cycles>
    <meta:generator>LibreOffice/5.1.6.2$Windows_x86 LibreOffice_project/07ac168c60a517dba0f0d7bc7540f5afa45f0909</meta:generator>
    <meta:document-statistic meta:table-count="0" meta:image-count="0" meta:object-count="0" meta:page-count="4" meta:paragraph-count="37" meta:word-count="2004" meta:character-count="11092" meta:non-whitespace-character-count="9083"/>
  </office:meta>
</office:document-meta>
</file>